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glue-point draw:id="12" svg:x="-1.667cm" svg:y="1.666cm"/>
          <draw:glue-point draw:id="13" svg:x="1.56cm" svg:y="5cm"/>
          <draw:glue-point draw:id="14" svg:x="-1.667cm" svg:y="5cm"/>
          <draw:glue-point draw:id="15" svg:x="-1.667cm" svg:y="3.333cm"/>
          <draw:glue-point draw:id="16" svg:x="1.56cm" svg:y="1.666cm"/>
          <draw:glue-point draw:id="17" svg:x="1.56cm" svg:y="3.333cm"/>
          <draw:glue-point draw:id="18" svg:x="-0.054cm" svg:y="5cm"/>
          <draw:glue-point draw:id="19" svg:x="-0.054cm" svg:y="1.666cm"/>
          <draw:glue-point draw:id="20" svg:x="-1.667cm" svg:y="1.666cm"/>
          <draw:glue-point draw:id="21" svg:x="1.56cm" svg:y="5cm"/>
          <draw:glue-point draw:id="22" svg:x="-1.667cm" svg:y="5cm"/>
          <draw:glue-point draw:id="23" svg:x="-1.667cm" svg:y="3.333cm"/>
          <draw:glue-point draw:id="24" svg:x="1.56cm" svg:y="1.666cm"/>
          <draw:glue-point draw:id="25" svg:x="1.56cm" svg:y="3.333cm"/>
          <draw:glue-point draw:id="26" svg:x="-0.054cm" svg:y="5cm"/>
          <draw:glue-point draw:id="27" svg:x="-0.054cm" svg:y="1.666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rect draw:style-name="gr3" draw:layer="layout" svg:width="0.645cm" svg:height="0.667cm" svg:x="0.667cm" svg:y="1.333cm">
            <text:p/>
          </draw:rect>
          <draw:rect draw:style-name="gr2" draw:layer="layout" svg:width="0.645cm" svg:height="0.667cm" svg:x="0.667cm" svg:y="1.333cm">
            <text:p/>
          </draw:rect>
          <draw:rect draw:style-name="gr2" draw:layer="layout" svg:width="0.645cm" svg:height="0.667cm" svg:x="0.667cm" svg:y="1.33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Distributor</dc:title>
    <meta:creation-date>2011-02-07T16:53:05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